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25" style:master-page-name="MasterPage2" style:family="paragraph" style:name="P39">
      <style:text-properties fo:color="#000000" fo:font-family="Liberation Sans" style:font-family-asian="Microsoft YaHei" style:font-family-complex="Arial" fo:font-size="18pt" fo:language="en" fo:country="US" fo:font-weight="bold"/>
      <style:paragraph-properties fo:text-align="center"/>
    </style:style>
    <style:style style:family="text" style:name="T33">
      <style:text-properties fo:font-weight="bold"/>
    </style:style>
    <style:style style:family="text" style:name="T34">
      <style:text-properties fo:font-weight="bold"/>
    </style:style>
    <style:style style:parent-style-name="621" style:family="paragraph" style:name="P40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35">
      <style:text-properties fo:font-weight="normal"/>
    </style:style>
    <style:style style:family="text" style:name="T36">
      <style:text-properties fo:font-weight="normal"/>
    </style:style>
    <style:style style:family="text" style:name="T37">
      <style:text-properties fo:font-weight="normal"/>
    </style:style>
    <style:style style:family="text" style:name="T38">
      <style:text-properties fo:font-weight="normal"/>
    </style:style>
    <style:style style:family="text" style:name="T39">
      <style:text-properties fo:font-weight="normal"/>
    </style:style>
    <style:style style:parent-style-name="621" style:family="paragraph" style:name="P41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40">
      <style:text-properties fo:font-weight="normal"/>
    </style:style>
    <style:style style:family="text" style:name="T41">
      <style:text-properties fo:font-weight="normal"/>
    </style:style>
    <style:style style:family="text" style:name="T42">
      <style:text-properties fo:font-weight="normal"/>
    </style:style>
    <style:style style:family="text" style:name="T43">
      <style:text-properties fo:font-weight="normal"/>
    </style:style>
    <style:style style:family="text" style:name="T44">
      <style:text-properties fo:font-weight="normal"/>
    </style:style>
    <style:style style:parent-style-name="621" style:family="paragraph" style:name="P42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45">
      <style:text-properties fo:font-weight="normal"/>
    </style:style>
    <style:style style:family="text" style:name="T46">
      <style:text-properties fo:font-weight="normal"/>
    </style:style>
    <style:style style:family="text" style:name="T47">
      <style:text-properties fo:font-weight="normal"/>
    </style:style>
    <style:style style:family="text" style:name="T48">
      <style:text-properties fo:font-weight="normal"/>
    </style:style>
    <style:style style:family="text" style:name="T49">
      <style:text-properties fo:font-weight="normal"/>
    </style:style>
    <style:style style:parent-style-name="621" style:family="paragraph" style:name="P43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50">
      <style:text-properties fo:font-weight="normal"/>
    </style:style>
    <style:style style:family="text" style:name="T51">
      <style:text-properties fo:font-weight="normal"/>
    </style:style>
    <style:style style:family="text" style:name="T52">
      <style:text-properties fo:font-weight="normal"/>
    </style:style>
    <style:style style:parent-style-name="621" style:family="paragraph" style:name="P44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53">
      <style:text-properties fo:font-weight="normal"/>
    </style:style>
    <style:style style:family="text" style:name="T54">
      <style:text-properties fo:font-weight="normal"/>
    </style:style>
    <style:style style:family="text" style:name="T55">
      <style:text-properties fo:font-weight="normal"/>
    </style:style>
    <style:style style:family="text" style:name="T56">
      <style:text-properties fo:font-weight="bold"/>
    </style:style>
    <style:style style:family="text" style:name="T57">
      <style:text-properties fo:font-weight="bold"/>
    </style:style>
    <style:style style:parent-style-name="621" style:family="paragraph" style:name="P45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58">
      <style:text-properties fo:font-weight="normal"/>
    </style:style>
    <style:style style:family="text" style:name="T59">
      <style:text-properties fo:font-weight="normal"/>
    </style:style>
    <style:style style:family="text" style:name="T60">
      <style:text-properties fo:font-weight="normal"/>
    </style:style>
    <style:style style:family="text" style:name="T61">
      <style:text-properties fo:font-weight="normal"/>
    </style:style>
    <style:style style:parent-style-name="621" style:family="paragraph" style:name="P46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62">
      <style:text-properties fo:font-weight="normal"/>
    </style:style>
    <style:style style:family="text" style:name="T63">
      <style:text-properties fo:font-weight="normal"/>
    </style:style>
    <style:style style:family="text" style:name="T64">
      <style:text-properties fo:font-weight="normal"/>
    </style:style>
    <style:style style:family="text" style:name="T65">
      <style:text-properties fo:font-weight="normal"/>
    </style:style>
    <style:style style:parent-style-name="621" style:family="paragraph" style:name="P47">
      <style:text-properties fo:color="#000000" fo:font-family="Liberation Serif" style:font-family-asian="NSimSun" style:font-family-complex="Arial" fo:font-size="12pt" fo:language="en" fo:country="US"/>
      <style:paragraph-properties fo:text-align="left"/>
    </style:style>
    <style:style style:family="text" style:name="T66">
      <style:text-properties fo:font-weight="normal"/>
    </style:style>
    <style:style style:family="text" style:name="T67">
      <style:text-properties fo:font-weight="normal"/>
    </style:style>
    <style:style style:family="text" style:name="T68">
      <style:text-properties fo:font-weight="normal"/>
    </style:style>
    <style:style style:family="text" style:name="T69">
      <style:text-properties fo:font-weight="normal"/>
    </style:style>
    <style:style style:parent-style-name="621" style:family="paragraph" style:name="P48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70">
      <style:text-properties fo:font-weight="normal"/>
    </style:style>
    <style:style style:family="text" style:name="T71">
      <style:text-properties fo:font-weight="normal"/>
    </style:style>
    <style:style style:family="text" style:name="T72">
      <style:text-properties fo:font-weight="normal"/>
    </style:style>
    <style:style style:family="text" style:name="T73">
      <style:text-properties fo:font-weight="normal"/>
    </style:style>
    <style:style style:family="text" style:name="T74">
      <style:text-properties fo:font-weight="normal"/>
    </style:style>
    <style:style style:parent-style-name="621" style:family="paragraph" style:name="P49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75">
      <style:text-properties fo:font-weight="normal"/>
    </style:style>
    <style:style style:family="text" style:name="T76">
      <style:text-properties fo:font-weight="normal"/>
    </style:style>
    <style:style style:family="text" style:name="T77">
      <style:text-properties fo:font-weight="normal"/>
    </style:style>
    <style:style style:family="text" style:name="T78">
      <style:text-properties fo:font-weight="normal"/>
    </style:style>
    <style:style style:parent-style-name="621" style:family="paragraph" style:name="P50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79">
      <style:text-properties fo:font-weight="normal"/>
    </style:style>
    <style:style style:family="text" style:name="T80">
      <style:text-properties fo:font-weight="normal"/>
    </style:style>
    <style:style style:family="text" style:name="T81">
      <style:text-properties fo:font-weight="normal"/>
    </style:style>
    <style:style style:family="text" style:name="T82">
      <style:text-properties fo:font-weight="normal"/>
    </style:style>
    <style:style style:parent-style-name="621" style:family="paragraph" style:name="P51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83">
      <style:text-properties fo:font-weight="normal"/>
    </style:style>
    <style:style style:family="text" style:name="T84">
      <style:text-properties fo:font-weight="normal"/>
    </style:style>
    <style:style style:family="text" style:name="T85">
      <style:text-properties fo:font-weight="normal"/>
    </style:style>
    <style:style style:family="text" style:name="T86">
      <style:text-properties fo:font-weight="normal"/>
    </style:style>
    <style:style style:family="text" style:name="T87">
      <style:text-properties fo:font-weight="normal"/>
    </style:style>
    <style:style style:family="text" style:name="T88">
      <style:text-properties fo:font-weight="normal"/>
    </style:style>
    <style:style style:parent-style-name="621" style:family="paragraph" style:name="P52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89">
      <style:text-properties fo:font-weight="normal"/>
    </style:style>
    <style:style style:family="text" style:name="T90">
      <style:text-properties fo:font-weight="normal"/>
    </style:style>
    <style:style style:family="text" style:name="T91">
      <style:text-properties fo:font-weight="normal"/>
    </style:style>
    <style:style style:family="text" style:name="T92">
      <style:text-properties fo:font-weight="normal"/>
    </style:style>
    <style:style style:parent-style-name="621" style:family="paragraph" style:name="P53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93">
      <style:text-properties fo:font-weight="normal"/>
    </style:style>
    <style:style style:family="text" style:name="T94">
      <style:text-properties fo:font-weight="normal"/>
    </style:style>
    <style:style style:family="text" style:name="T95">
      <style:text-properties fo:font-weight="normal"/>
    </style:style>
    <style:style style:family="text" style:name="T96">
      <style:text-properties fo:font-weight="normal"/>
    </style:style>
    <style:style style:parent-style-name="621" style:family="paragraph" style:name="P54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97">
      <style:text-properties fo:font-weight="normal"/>
    </style:style>
    <style:style style:family="text" style:name="T98">
      <style:text-properties fo:font-weight="normal"/>
    </style:style>
    <style:style style:family="text" style:name="T99">
      <style:text-properties fo:font-weight="normal"/>
    </style:style>
    <style:style style:parent-style-name="621" style:family="paragraph" style:name="P55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00">
      <style:text-properties fo:font-weight="normal"/>
    </style:style>
    <style:style style:family="text" style:name="T101">
      <style:text-properties fo:font-weight="normal"/>
    </style:style>
    <style:style style:family="text" style:name="T102">
      <style:text-properties fo:font-weight="normal"/>
    </style:style>
    <style:style style:family="text" style:name="T103">
      <style:text-properties fo:font-weight="normal"/>
    </style:style>
    <style:style style:family="text" style:name="T104">
      <style:text-properties fo:font-weight="normal"/>
    </style:style>
    <style:style style:parent-style-name="621" style:family="paragraph" style:name="P56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05">
      <style:text-properties fo:font-weight="normal"/>
    </style:style>
    <style:style style:family="text" style:name="T106">
      <style:text-properties fo:font-weight="normal"/>
    </style:style>
    <style:style style:family="text" style:name="T107">
      <style:text-properties fo:font-weight="normal"/>
    </style:style>
    <style:style style:family="text" style:name="T108">
      <style:text-properties fo:font-weight="normal"/>
    </style:style>
    <style:style style:family="text" style:name="T109">
      <style:text-properties fo:font-weight="normal"/>
    </style:style>
    <style:style style:parent-style-name="621" style:family="paragraph" style:name="P57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10">
      <style:text-properties fo:font-weight="normal"/>
    </style:style>
    <style:style style:family="text" style:name="T111">
      <style:text-properties fo:font-weight="normal"/>
    </style:style>
    <style:style style:family="text" style:name="T112">
      <style:text-properties fo:font-weight="normal"/>
    </style:style>
    <style:style style:parent-style-name="621" style:family="paragraph" style:name="P58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13">
      <style:text-properties fo:font-weight="normal"/>
    </style:style>
    <style:style style:family="text" style:name="T114">
      <style:text-properties fo:font-weight="normal"/>
    </style:style>
    <style:style style:family="text" style:name="T115">
      <style:text-properties fo:font-weight="normal"/>
    </style:style>
    <style:style style:parent-style-name="621" style:family="paragraph" style:name="P59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16">
      <style:text-properties fo:font-weight="normal"/>
    </style:style>
    <style:style style:family="text" style:name="T117">
      <style:text-properties fo:font-weight="normal"/>
    </style:style>
    <style:style style:family="text" style:name="T118">
      <style:text-properties fo:font-weight="normal"/>
    </style:style>
    <style:style style:family="text" style:name="T119">
      <style:text-properties fo:font-weight="normal"/>
    </style:style>
    <style:style style:parent-style-name="621" style:family="paragraph" style:name="P60">
      <style:text-properties fo:color="#000000" fo:font-family="Liberation Serif" style:font-family-asian="NSimSun" style:font-family-complex="Arial" fo:font-size="12pt" fo:language="en" fo:country="US"/>
      <style:paragraph-properties fo:text-align="left"/>
    </style:style>
    <style:style style:family="text" style:name="T120">
      <style:text-properties fo:font-weight="normal"/>
    </style:style>
    <style:style style:family="text" style:name="T121">
      <style:text-properties fo:font-weight="normal"/>
    </style:style>
    <style:style style:family="text" style:name="T122">
      <style:text-properties fo:font-weight="normal"/>
    </style:style>
    <style:style style:parent-style-name="621" style:family="paragraph" style:name="P61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23">
      <style:text-properties/>
    </style:style>
    <style:style style:parent-style-name="621" style:family="paragraph" style:name="P62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24">
      <style:text-properties fo:font-weight="normal"/>
    </style:style>
    <style:style style:family="text" style:name="T125">
      <style:text-properties fo:font-weight="normal"/>
    </style:style>
    <style:style style:family="text" style:name="T126">
      <style:text-properties fo:font-weight="normal"/>
    </style:style>
    <style:style style:family="text" style:name="T127">
      <style:text-properties fo:font-weight="normal"/>
    </style:style>
    <style:style style:parent-style-name="621" style:family="paragraph" style:name="P63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28">
      <style:text-properties fo:font-weight="normal"/>
    </style:style>
    <style:style style:family="text" style:name="T129">
      <style:text-properties fo:font-weight="normal"/>
    </style:style>
    <style:style style:family="text" style:name="T130">
      <style:text-properties fo:font-weight="normal"/>
    </style:style>
    <style:style style:family="text" style:name="T131">
      <style:text-properties fo:font-weight="normal"/>
    </style:style>
    <style:style style:family="text" style:name="T132">
      <style:text-properties fo:font-weight="normal"/>
    </style:style>
    <style:style style:parent-style-name="621" style:family="paragraph" style:name="P64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33">
      <style:text-properties fo:font-weight="normal"/>
    </style:style>
    <style:style style:family="text" style:name="T134">
      <style:text-properties fo:font-weight="normal"/>
    </style:style>
    <style:style style:family="text" style:name="T135">
      <style:text-properties fo:font-weight="normal"/>
    </style:style>
    <style:style style:family="text" style:name="T136">
      <style:text-properties fo:font-weight="normal"/>
    </style:style>
    <style:style style:family="text" style:name="T137">
      <style:text-properties fo:font-weight="normal"/>
    </style:style>
    <style:style style:parent-style-name="621" style:family="paragraph" style:name="P65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38">
      <style:text-properties fo:font-weight="normal"/>
    </style:style>
    <style:style style:family="text" style:name="T139">
      <style:text-properties fo:font-weight="normal"/>
    </style:style>
    <style:style style:family="text" style:name="T140">
      <style:text-properties fo:font-weight="normal"/>
    </style:style>
    <style:style style:family="text" style:name="T141">
      <style:text-properties fo:font-weight="normal"/>
    </style:style>
    <style:style style:parent-style-name="621" style:family="paragraph" style:name="P66">
      <style:text-properties fo:color="#000000" fo:font-family="Liberation Serif" style:font-family-asian="NSimSun" style:font-family-complex="Arial" fo:font-size="12pt" fo:language="en" fo:country="US"/>
      <style:paragraph-properties fo:text-align="left"/>
    </style:style>
    <style:style style:family="text" style:name="T142">
      <style:text-properties fo:font-weight="normal"/>
    </style:style>
    <style:style style:family="text" style:name="T143">
      <style:text-properties fo:font-weight="normal"/>
    </style:style>
    <style:style style:family="text" style:name="T144">
      <style:text-properties fo:font-weight="normal"/>
    </style:style>
    <style:style style:family="text" style:name="T145">
      <style:text-properties fo:font-weight="normal"/>
    </style:style>
    <style:style style:parent-style-name="621" style:family="paragraph" style:name="P67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46">
      <style:text-properties fo:font-weight="normal"/>
    </style:style>
    <style:style style:family="text" style:name="T147">
      <style:text-properties fo:font-weight="normal"/>
    </style:style>
    <style:style style:family="text" style:name="T148">
      <style:text-properties fo:font-weight="normal"/>
    </style:style>
    <style:style style:family="text" style:name="T149">
      <style:text-properties fo:font-weight="normal"/>
    </style:style>
    <style:style style:parent-style-name="621" style:family="paragraph" style:name="P68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50">
      <style:text-properties fo:font-weight="normal"/>
    </style:style>
    <style:style style:family="text" style:name="T151">
      <style:text-properties fo:font-weight="normal"/>
    </style:style>
    <style:style style:family="text" style:name="T152">
      <style:text-properties fo:font-weight="normal"/>
    </style:style>
    <style:style style:family="text" style:name="T153">
      <style:text-properties fo:font-weight="normal"/>
    </style:style>
    <style:style style:parent-style-name="621" style:family="paragraph" style:name="P69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54">
      <style:text-properties fo:font-weight="normal"/>
    </style:style>
    <style:style style:family="text" style:name="T155">
      <style:text-properties fo:font-weight="normal"/>
    </style:style>
    <style:style style:family="text" style:name="T156">
      <style:text-properties fo:font-weight="normal"/>
    </style:style>
    <style:style style:family="text" style:name="T157">
      <style:text-properties fo:font-weight="normal"/>
    </style:style>
    <style:style style:parent-style-name="621" style:family="paragraph" style:name="P70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58">
      <style:text-properties fo:font-weight="normal"/>
    </style:style>
    <style:style style:family="text" style:name="T159">
      <style:text-properties fo:font-weight="normal"/>
    </style:style>
    <style:style style:family="text" style:name="T160">
      <style:text-properties fo:font-weight="normal"/>
    </style:style>
    <style:style style:family="text" style:name="T161">
      <style:text-properties fo:font-weight="normal"/>
    </style:style>
    <style:style style:parent-style-name="621" style:family="paragraph" style:name="P71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family="text" style:name="T162">
      <style:text-properties fo:font-weight="bold"/>
    </style:style>
    <style:style style:family="text" style:name="T163">
      <style:text-properties fo:font-weight="bold"/>
    </style:style>
  </office:automatic-styles>
  <office:body>
    <office:text text:use-soft-page-breaks="true">
      <text:list>
        <text:list-item>
          <text:h text:outline-level="2" text:restart-numbering="0" text:is-list-header="0" text:style-name="P39"><text:span text:style-name="T33"><text:tab/>Website Software Versions</text:span><text:span text:style-name="T34"/></text:h>
        </text:list-item>
      </text:list>
      <text:p text:style-name="P40"><text:span text:style-name="T35">Active Presenter: </text:span><text:span text:style-name="T36">9.</text:span><text:span text:style-name="T37">1.</text:span><text:span text:style-name="T38">3</text:span><text:span text:style-name="T39"/></text:p>
      <text:p text:style-name="P41"><text:span text:style-name="T40">LibreOffice: </text:span><text:span text:style-name="T41">7.</text:span><text:span text:style-name="T42">6.</text:span><text:span text:style-name="T43">2</text:span><text:span text:style-name="T44"/></text:p>
      <text:p text:style-name="P42"><text:span text:style-name="T45">Thunderbird: </text:span><text:span text:style-name="T46">1</text:span><text:span text:style-name="T47">15.</text:span><text:span text:style-name="T48">4.1</text:span><text:span text:style-name="T49"/></text:p>
      <text:p text:style-name="P43"><text:span text:style-name="T50">VLC: 3.0.</text:span><text:span text:style-name="T51">20</text:span><text:span text:style-name="T52"/></text:p>
      <text:p text:style-name="P44"><text:span text:style-name="T53">DVDStyler: 3.</text:span><text:span text:style-name="T54">2.</text:span><text:span text:style-name="T55">1</text:span><text:span text:style-name="T56"><text:tab/></text:span><text:span text:style-name="T57"/></text:p>
      <text:p text:style-name="P45"><text:span text:style-name="T58">GIMP: 2.10.</text:span><text:span text:style-name="T59">3</text:span><text:span text:style-name="T60">4</text:span><text:span text:style-name="T61"/></text:p>
      <text:p text:style-name="P46"><text:span text:style-name="T62">OpenShot: </text:span><text:span text:style-name="T63">3.</text:span><text:span text:style-name="T64">1.1</text:span><text:span text:style-name="T65"/></text:p>
      <text:p text:style-name="P47"><text:span text:style-name="T66">Audacity: </text:span><text:span text:style-name="T67">3.</text:span><text:span text:style-name="T68">4.0</text:span><text:span text:style-name="T69"/></text:p>
      <text:p text:style-name="P48"><text:span text:style-name="T70">Paint.net: </text:span><text:span text:style-name="T71">5.0</text:span><text:span text:style-name="T72">1</text:span><text:span text:style-name="T73">1</text:span><text:span text:style-name="T74"/></text:p>
      <text:p text:style-name="P49"><text:span text:style-name="T75">MakeMKV: 1.1</text:span><text:span text:style-name="T76">7.</text:span><text:span text:style-name="T77">5</text:span><text:span text:style-name="T78"/></text:p>
      <text:p text:style-name="P50"><text:span text:style-name="T79">SMPlayer: </text:span><text:span text:style-name="T80">2</text:span><text:span text:style-name="T81">3.6</text:span><text:span text:style-name="T82"/></text:p>
      <text:p text:style-name="P51"><text:span text:style-name="T83">Kdenlive: </text:span><text:span text:style-name="T84">2</text:span><text:span text:style-name="T85">3.0</text:span><text:span text:style-name="T86">8.</text:span><text:span text:style-name="T87">2</text:span><text:span text:style-name="T88"/></text:p>
      <text:p text:style-name="P52"><text:span text:style-name="T89">Rocky Linux: </text:span><text:span text:style-name="T90">9.</text:span><text:span text:style-name="T91">2</text:span><text:span text:style-name="T92"/></text:p>
      <text:p text:style-name="P53"><text:span text:style-name="T93">Ubuntu Server: 2</text:span><text:span text:style-name="T94">2.04.</text:span><text:span text:style-name="T95">3</text:span><text:span text:style-name="T96"/></text:p>
      <text:p text:style-name="P54"><text:span text:style-name="T97">Fedora: 3</text:span><text:span text:style-name="T98">8</text:span><text:span text:style-name="T99"/></text:p>
      <text:p text:style-name="P55"><text:span text:style-name="T100">Linux Mint: </text:span><text:span text:style-name="T101">2</text:span><text:span text:style-name="T102">1.</text:span><text:span text:style-name="T103">2</text:span><text:span text:style-name="T104"/></text:p>
      <text:p text:style-name="P56"><text:span text:style-name="T105">Kubuntu: </text:span><text:span text:style-name="T106">2</text:span><text:span text:style-name="T107">2.04.</text:span><text:span text:style-name="T108">3</text:span><text:span text:style-name="T109"/></text:p>
      <text:p text:style-name="P57"><text:span text:style-name="T110">Fedora lxqt: 3</text:span><text:span text:style-name="T111">8</text:span><text:span text:style-name="T112"/></text:p>
      <text:p text:style-name="P58"><text:span text:style-name="T113">Arch: </text:span><text:span text:style-name="T114">11-1-23</text:span><text:span text:style-name="T115"/></text:p>
      <text:p text:style-name="P59"><text:span text:style-name="T116">Debian (Stable): 1</text:span><text:span text:style-name="T117">2.</text:span><text:span text:style-name="T118">2</text:span><text:span text:style-name="T119"/></text:p>
      <text:p text:style-name="P60"><text:span text:style-name="T120">OpenSuse (Leap): 15.</text:span><text:span text:style-name="T121">5</text:span><text:span text:style-name="T122"/></text:p>
      <text:p text:style-name="P61"><text:span>Visual Studio: 20</text:span><text:span>22<text:tab/></text:span><text:span text:style-name="T123"/></text:p>
      <text:p text:style-name="P62"><text:span text:style-name="T124">FileZilla Client: 3.</text:span><text:span text:style-name="T125">6</text:span><text:span text:style-name="T126">6.1</text:span><text:span text:style-name="T127"/></text:p>
      <text:p text:style-name="P63"><text:span text:style-name="T128">Notepad ++: </text:span><text:span text:style-name="T129">8.</text:span><text:span text:style-name="T130">5.</text:span><text:span text:style-name="T131">8<text:tab/></text:span><text:span text:style-name="T132"/></text:p>
      <text:p text:style-name="P64"><text:span text:style-name="T133">Brackets: </text:span><text:span text:style-name="T134">Pre-Release </text:span><text:span text:style-name="T135">2.</text:span><text:span text:style-name="T136">1.2</text:span><text:span text:style-name="T137"/></text:p>
      <text:p text:style-name="P65"><text:span text:style-name="T138">Rufus: </text:span><text:span text:style-name="T139">4.</text:span><text:span text:style-name="T140">3<text:tab/></text:span><text:span text:style-name="T141"/></text:p>
      <text:p text:style-name="P66"><text:span text:style-name="T142">VirtualBox: </text:span><text:span text:style-name="T143">7.0.</text:span><text:span text:style-name="T144">12</text:span><text:span text:style-name="T145"/></text:p>
      <text:p text:style-name="P67"><text:span text:style-name="T146">Sharex: </text:span><text:span text:style-name="T147">1</text:span><text:span text:style-name="T148">5.0.0</text:span><text:span text:style-name="T149"/></text:p>
      <text:p text:style-name="P68"><text:span text:style-name="T150">XDM:</text:span><text:span text:style-name="T151"><text:s/></text:span><text:span text:style-name="T152">2018</text:span><text:span text:style-name="T153"/></text:p>
      <text:p text:style-name="P69"><text:span text:style-name="T154">Vivaldi: </text:span><text:span text:style-name="T155">6.</text:span><text:span text:style-name="T156">4</text:span><text:span text:style-name="T157"/></text:p>
      <text:p text:style-name="P70"><text:span text:style-name="T158">7-zip: </text:span><text:span text:style-name="T159">2</text:span><text:span text:style-name="T160">3.01</text:span><text:span text:style-name="T161"/></text:p>
      <text:p text:style-name="P71"><text:span text:style-name="T162"/><text:span text:style-name="T16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text-properties fo:color="#000000" fo:font-family="Liberation Serif" style:font-family-asian="NSimSun" style:font-family-complex="Arial" fo:font-size="12pt" fo:language="en" fo:country="US"/>
      <style:paragraph-properties/>
    </style:style>
    <style:style style:parent-style-name="618" style:display-name="Standard" style:family="paragraph" style:name="619">
      <style:text-properties/>
      <style:paragraph-properties/>
    </style:style>
    <style:style style:parent-style-name="619" style:display-name="Heading" style:family="paragraph" style:name="620">
      <style:text-properties fo:font-family="Liberation Sans" style:font-family-asian="Microsoft YaHei" style:font-family-complex="Arial" fo:font-size="14pt"/>
      <style:paragraph-properties fo:margin-top="12pt" fo:margin-bottom="6pt"/>
    </style:style>
    <style:style style:parent-style-name="619" style:display-name="Text body" style:family="paragraph" style:name="621">
      <style:text-properties/>
      <style:paragraph-properties fo:line-height="115%" fo:margin-top="0pt" fo:margin-bottom="7pt"/>
    </style:style>
    <style:style style:parent-style-name="621" style:display-name="List" style:family="paragraph" style:name="622">
      <style:text-properties style:font-family-complex="Arial"/>
      <style:paragraph-properties/>
    </style:style>
    <style:style style:parent-style-name="619" style:display-name="Caption" style:family="paragraph" style:name="623">
      <style:text-properties style:font-family-complex="Arial" fo:font-size="12pt" fo:font-style="italic"/>
      <style:paragraph-properties fo:margin-top="6pt" fo:margin-bottom="6pt"/>
    </style:style>
    <style:style style:parent-style-name="619" style:display-name="Index" style:family="paragraph" style:name="624">
      <style:text-properties style:font-family-complex="Arial"/>
      <style:paragraph-properties/>
    </style:style>
    <style:style style:parent-style-name="620" style:display-name="Heading 1" style:family="paragraph" style:name="625">
      <style:text-properties fo:font-size="18pt" fo:font-weight="bold"/>
      <style:paragraph-properties fo:margin-top="12pt" fo:margin-bottom="6pt"/>
    </style:style>
    <style:style style:class="default" style:display-name="Default Paragraph Font" style:family="text" style:name="827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.59cm" fo:page-height="27.94cm" style:print-orientation="landscape" fo:margin-top="2cm" fo:margin-bottom="2cm" fo:margin-left="2cm" fo:margin-right="2cm"/>
    </style:page-layout>
    <style:page-layout style:name="Mpm2">
      <style:page-layout-properties fo:page-width="21.59cm" fo:page-height="27.94cm" style:print-orientation="landscape" fo:margin-top="2cm" fo:margin-bottom="2cm" fo:margin-left="2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0.127</meta:generator>
    <meta:creation-date>2019-06-05T17:14:12Z</meta:creation-date>
  </office:meta>
</office:document-meta>
</file>